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0000"/>
    </style:style>
    <style:style style:name="gr1" style:family="graphic">
      <style:graphic-properties draw:ole-draw-aspect="1"/>
    </style:style>
    <style:style style:name="T1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n = 10k, sparisty 0.1%, nummappers 10, numiter/numfolds 5, frac 0.3</text:p>
          </table:table-cell>
          <table:table-cell table:number-columns-repeated="11"/>
          <table:table-cell office:value-type="string">
            <text:p>M = 100k, n = 10k, etc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>
            <text:p>for jr, cell was more effi if low sparsity</text:p>
          </table:table-cell>
          <table:table-cell table:number-columns-repeated="3"/>
        </table:table-row>
        <table:table-row table:style-name="ro1">
          <table:table-cell office:value-type="string">
            <text:p>cvkfoldrow</text:p>
          </table:table-cell>
          <table:table-cell office:value-type="string">
            <text:p>runtimes in sec</text:p>
          </table:table-cell>
          <table:table-cell table:number-columns-repeated="4"/>
          <table:table-cell office:value-type="string">
            <text:p>elbagging</text:p>
          </table:table-cell>
          <table:table-cell office:value-type="string">
            <text:p>runtimes in sec</text:p>
          </table:table-cell>
          <table:table-cell table:number-columns-repeated="7"/>
          <table:table-cell office:value-type="string">
            <text:p>for hm, at 0.001, no difference!</text:p>
          </table:table-cell>
          <table:table-cell table:number-columns-repeated="3"/>
        </table:table-row>
        <table:table-row table:style-name="ro1">
          <table:table-cell office:value-type="string">
            <text:p>m (mlns)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RB</text:p>
          </table:table-cell>
          <table:table-cell office:value-type="string">
            <text:p>JR-cell</text:p>
          </table:table-cell>
          <table:table-cell office:value-type="string">
            <text:p>HM-cell</text:p>
          </table:table-cell>
          <table:table-cell office:value-type="string">
            <text:p>m (mlns)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RB</text:p>
          </table:table-cell>
          <table:table-cell office:value-type="string">
            <text:p>JR-cell</text:p>
          </table:table-cell>
          <table:table-cell office:value-type="string">
            <text:p>HM-cell</text:p>
          </table:table-cell>
          <table:table-cell office:value-type="string">
            <text:p>elrowhodout</text:p>
          </table:table-cell>
          <table:table-cell office:value-type="string">
            <text:p>runtimes in sec</text:p>
          </table:table-cell>
          <table:table-cell table:number-columns-repeated="2"/>
          <table:table-cell office:value-type="string">
            <text:p>the current ones in code:</text:p>
          </table:table-cell>
          <table:table-cell/>
          <table:table-cell office:value-type="string">
            <text:p>the other jars are subblks</text:p>
          </table:table-cell>
        </table:table-row>
        <table:table-row table:style-name="ro1">
          <table:table-cell table:formula="of:=10000/1000000" office:value-type="float" office:value="0.01">
            <text:p>0.01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table:formula="of:=10000/1000000" office:value-type="float" office:value="0.01">
            <text:p>0.01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string">
            <text:p>NA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string">
            <text:p>sparsity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RB</text:p>
          </table:table-cell>
          <table:table-cell office:value-type="string">
            <text:p>HM-cell</text:p>
          </table:table-cell>
          <table:table-cell office:value-type="string">
            <text:p>JR-cell</text:p>
          </table:table-cell>
          <table:table-cell office:value-type="string">
            <text:p>all expts use subblks</text:p>
          </table:table-cell>
        </table:table-row>
        <table:table-row table:style-name="ro1">
          <table:table-cell table:formula="of:=100000/1000000" office:value-type="float" office:value="0.1">
            <text:p>0.1</text:p>
          </table:table-cell>
          <table:table-cell office:value-type="float" office:value="60">
            <text:p>60</text:p>
          </table:table-cell>
          <table:table-cell office:value-type="float" office:value="102">
            <text:p>102</text:p>
          </table:table-cell>
          <table:table-cell office:value-type="float" office:value="131">
            <text:p>131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table:formula="of:=100000/1000000" office:value-type="float" office:value="0.1">
            <text:p>0.1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string">
            <text:p>NA</text:p>
          </table:table-cell>
          <table:table-cell office:value-type="float" office:value="81">
            <text:p>81</text:p>
          </table:table-cell>
          <table:table-cell office:value-type="float" office:value="55">
            <text:p>55</text:p>
          </table:table-cell>
          <table:table-cell office:value-type="float" office:value="0.001">
            <text:p>0.001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only sparsity expts use cell</text:p>
          </table:table-cell>
        </table:table-row>
        <table:table-row table:style-name="ro2">
          <table:table-cell table:formula="of:=1000000/1000000"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office:value-type="float" office:value="294">
            <text:p>294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table:formula="of:=1000000/1000000"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31">
            <text:p>131</text:p>
          </table:table-cell>
          <table:table-cell office:value-type="string">
            <text:p>NA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0.01">
            <text:p>0.01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string">
            <text:p>might have to change that!</text:p>
          </table:table-cell>
        </table:table-row>
        <table:table-row table:style-name="ro2">
          <table:table-cell table:formula="of:=2500000/1000000" office:value-type="float" office:value="2.5">
            <text:p>2.5</text:p>
          </table:table-cell>
          <table:table-cell office:value-type="float" office:value="194">
            <text:p>194</text:p>
          </table:table-cell>
          <table:table-cell office:value-type="float" office:value="442">
            <text:p>442</text:p>
          </table:table-cell>
          <table:table-cell office:value-type="float" office:value="484">
            <text:p>484</text:p>
          </table:table-cell>
          <table:table-cell office:value-type="float" office:value="123">
            <text:p>123</text:p>
          </table:table-cell>
          <table:table-cell office:value-type="float" office:value="224">
            <text:p>224</text:p>
          </table:table-cell>
          <table:table-cell table:formula="of:=2500000/1000000" office:value-type="float" office:value="2.5">
            <text:p>2.5</text:p>
          </table:table-cell>
          <table:table-cell office:value-type="float" office:value="328">
            <text:p>328</text:p>
          </table:table-cell>
          <table:table-cell office:value-type="float" office:value="176">
            <text:p>176</text:p>
          </table:table-cell>
          <table:table-cell office:value-type="string">
            <text:p>NA</text:p>
          </table:table-cell>
          <table:table-cell office:value-type="float" office:value="103">
            <text:p>103</text:p>
          </table:table-cell>
          <table:table-cell office:value-type="float" office:value="222">
            <text:p>222</text:p>
          </table:table-cell>
          <table:table-cell office:value-type="float" office:value="0.1">
            <text:p>0.1</text:p>
          </table:table-cell>
          <table:table-cell office:value-type="float" office:value="140">
            <text:p>140</text:p>
          </table:table-cell>
          <table:table-cell office:value-type="float" office:value="421">
            <text:p>421</text:p>
          </table:table-cell>
          <table:table-cell office:value-type="float" office:value="482">
            <text:p>482</text:p>
          </table:table-cell>
          <table:table-cell office:value-type="float" office:value="225">
            <text:p>225</text:p>
          </table:table-cell>
          <table:table-cell office:value-type="float" office:value="155">
            <text:p>15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807">
            <text:p>807</text:p>
          </table:table-cell>
          <table:table-cell office:value-type="float" office:value="853">
            <text:p>853</text:p>
          </table:table-cell>
          <table:table-cell office:value-type="float" office:value="173">
            <text:p>17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69">
            <text:p>269</text:p>
          </table:table-cell>
          <table:table-cell office:value-type="string">
            <text:p>NA</text:p>
          </table:table-cell>
          <table:table-cell office:value-type="float" office:value="128">
            <text:p>128</text:p>
          </table:table-cell>
          <table:table-cell table:number-columns-repeated="5"/>
          <table:table-cell table:number-columns-repeated="2" office:value-type="string">
            <text:p>!!!!!</text:p>
          </table:table-cell>
          <table:table-cell/>
        </table:table-row>
        <table:table-row table:style-name="ro2">
          <table:table-cell office:value-type="float" office:value="7.5">
            <text:p>7.5</text:p>
          </table:table-cell>
          <table:table-cell/>
          <table:table-cell office:value-type="float" office:value="1129">
            <text:p>1129</text:p>
          </table:table-cell>
          <table:table-cell office:value-type="float" office:value="1151">
            <text:p>1151</text:p>
          </table:table-cell>
          <table:table-cell office:value-type="float" office:value="217">
            <text:p>217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381">
            <text:p>381</text:p>
          </table:table-cell>
          <table:table-cell office:value-type="string">
            <text:p>NA</text:p>
          </table:table-cell>
          <table:table-cell office:value-type="float" office:value="140">
            <text:p>140</text:p>
          </table:table-cell>
          <table:table-cell>
            <draw:frame table:end-cell-address="Sheet1.Q33" table:end-x="0.8012in" table:end-y="0.0902in" draw:z-index="2" draw:style-name="gr1" svg:width="4.478in" svg:height="4.0138in" svg:x="0.7685in" svg:y="0.1661in">
              <draw:object draw:notify-on-update-of-ranges="Sheet1.M6:Sheet1.M8 Sheet1.B4:Sheet1.B4 Sheet1.N6:Sheet1.N8 Sheet1.Q5:Sheet1.Q5 Sheet1.Q6:Sheet1.Q8 Sheet1.M6:Sheet1.M8 Sheet1.M6:Sheet1.M8 Sheet1.C4:Sheet1.C4 Sheet1.O6:Sheet1.O8 Sheet1.R5:Sheet1.R5 Sheet1.R6:Sheet1.R8 Sheet1.M6:Sheet1.M8 Sheet1.M6:Sheet1.M8 Sheet1.D4:Sheet1.D4 Sheet1.P6:Sheet1.P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1518">
            <text:p>1518</text:p>
          </table:table-cell>
          <table:table-cell office:value-type="float" office:value="1567">
            <text:p>1567</text:p>
          </table:table-cell>
          <table:table-cell office:value-type="float" office:value="255">
            <text:p>25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87">
            <text:p>487</text:p>
          </table:table-cell>
          <table:table-cell office:value-type="string">
            <text:p>NA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>
            <draw:frame table:end-cell-address="Sheet1.F34" table:end-x="0.2854in" table:end-y="0.1213in" draw:z-index="0" draw:style-name="gr1" svg:width="4.5327in" svg:height="4.0268in" svg:x="0.1976in" svg:y="0.0063in">
              <draw:object draw:notify-on-update-of-ranges="Sheet1.A4:Sheet1.A4 Sheet1.A5:Sheet1.A11 Sheet1.B4:Sheet1.B4 Sheet1.B5:Sheet1.B11 Sheet1.F4:Sheet1.F4 Sheet1.F5:Sheet1.F11 Sheet1.A5:Sheet1.A11 Sheet1.A4:Sheet1.A4 Sheet1.A5:Sheet1.A11 Sheet1.C4:Sheet1.C4 Sheet1.C5:Sheet1.C11 Sheet1.E4:Sheet1.E4 Sheet1.E5:Sheet1.E11 Sheet1.A5:Sheet1.A11 Sheet1.A4:Sheet1.A4 Sheet1.A5:Sheet1.A11 Sheet1.D4:Sheet1.D4 Sheet1.D5:Sheet1.D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K31" table:end-x="0.8224in" table:end-y="0.0508in" draw:z-index="1" draw:style-name="gr1" svg:width="4in" svg:height="3.3469in" svg:x="0.3787in" svg:y="0.0823in">
              <draw:object draw:notify-on-update-of-ranges="Sheet1.G4:Sheet1.G4 Sheet1.G5:Sheet1.G11 Sheet1.H4:Sheet1.H4 Sheet1.H5:Sheet1.H11 Sheet1.L4:Sheet1.L4 Sheet1.L5:Sheet1.L8 Sheet1.G5:Sheet1.G11 Sheet1.K4:Sheet1.K4 Sheet1.K5:Sheet1.K11 Sheet1.G5:Sheet1.G11 Sheet1.G4:Sheet1.G4 Sheet1.G5:Sheet1.G11 Sheet1.I4:Sheet1.I4 Sheet1.I5:Sheet1.I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2" table:number-rows-repeated="15">
          <table:table-cell table:number-columns-repeated="19"/>
        </table:table-row>
        <table:table-row table:style-name="ro2">
          <table:table-cell table:number-columns-repeated="7"/>
          <table:table-cell table:style-name="ce3"/>
          <table:table-cell table:number-columns-repeated="11"/>
        </table:table-row>
        <table:table-row table:style-name="ro2" table:number-rows-repeated="6">
          <table:table-cell table:number-columns-repeated="19"/>
        </table:table-row>
        <table:table-row table:style-name="ro2">
          <table:table-cell office:value-type="string">
            <text:p>wow!!! HM is worse than JR?!?!</text:p>
          </table:table-cell>
          <table:table-cell table:number-columns-repeated="18"/>
        </table:table-row>
        <table:table-row table:style-name="ro1">
          <table:table-cell office:value-type="string">
            <text:p>is it bcoz of IO / CPU cost being too high???</text:p>
          </table:table-cell>
          <table:table-cell table:number-columns-repeated="5"/>
          <table:table-cell office:value-type="string">
            <text:p>HMMM I think the HashMAP struct is causing this poorer performance!!!! Maybe I should revert to my own array based data structure?!??!!</text:p>
          </table:table-cell>
          <table:table-cell table:number-columns-repeated="12"/>
        </table:table-row>
        <table:table-row table:style-name="ro1">
          <table:table-cell office:value-type="string">
            <text:p>maybe I shld check by increasing n to 100k, with sparsity 0.1%</text:p>
          </table:table-cell>
          <table:table-cell table:number-columns-repeated="5"/>
          <table:table-cell office:value-type="string">
            <text:p>OKAY!! IMMA runngin cvkfold1and2-more → to see wt the graphs look like for 100k columns!!!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MLJR means subblk based, MLHM means subblk; JR-cell, HM-cell are currently used; NOW, imma doin HM-cell-array for hashmap being an array based implmtn!</text:p>
          </table:table-cell>
          <table:table-cell table:number-columns-repeated="12"/>
        </table:table-row>
        <table:table-row table:style-name="ro1">
          <table:table-cell office:value-type="string">
            <text:p>n = 100k, sparisty 0.1%, nummappers 10, numiter/numfolds 5, frac 0.3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>
            <text:p>okay, the array based HM gave lotta memory savings – it is 8x smaller for 100kx3 hashmap!!</text:p>
          </table:table-cell>
          <table:table-cell table:number-columns-repeated="12"/>
        </table:table-row>
        <table:table-row table:style-name="ro1">
          <table:table-cell office:value-type="string">
            <text:p>cvkfoldrow</text:p>
          </table:table-cell>
          <table:table-cell office:value-type="string">
            <text:p>runtimes in sec</text:p>
          </table:table-cell>
          <table:table-cell table:number-columns-repeated="4"/>
          <table:table-cell office:value-type="string">
            <text:p>OMFG!!! THERE WAS ABUG IN HM-CELL!!!! </text:p>
          </table:table-cell>
          <table:table-cell table:number-columns-repeated="12"/>
        </table:table-row>
        <table:table-row table:style-name="ro1">
          <table:table-cell office:value-type="string">
            <text:p>m (mlns)</text:p>
          </table:table-cell>
          <table:table-cell office:value-type="string">
            <text:p>HM</text:p>
          </table:table-cell>
          <table:table-cell office:value-type="string">
            <text:p>JR</text:p>
          </table:table-cell>
          <table:table-cell office:value-type="string">
            <text:p>RB</text:p>
          </table:table-cell>
          <table:table-cell office:value-type="string">
            <text:p>JR-cell</text:p>
          </table:table-cell>
          <table:table-cell office:value-type="string">
            <text:p>HM-cell</text:p>
          </table:table-cell>
          <table:table-cell table:style-name="ce1" office:value-type="string">
            <text:p><text:span text:style-name="T1">while</text:span><text:span text:style-name="T2">(citer.hasNext()) {</text:span></text:p>
          </table:table-cell>
          <table:table-cell/>
          <table:table-cell office:value-type="string">
            <text:p>was iter.hasNext() before!!!!!</text:p>
          </table:table-cell>
          <table:table-cell/>
          <table:table-cell office:value-type="string">
            <text:p>OKAY SO I AM GONNA IGNORE ALL OTHER HM BEFORE AND USE ONLY HM-cell-array! But JR use both!</text:p>
          </table:table-cell>
          <table:table-cell table:number-columns-repeated="8"/>
        </table:table-row>
        <table:table-row table:style-name="ro1">
          <table:table-cell table:formula="of:=10000/1000000" office:value-type="float" office:value="0.01">
            <text:p>0.01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114">
            <text:p>114</text:p>
          </table:table-cell>
          <table:table-cell table:number-columns-repeated="2"/>
          <table:table-cell table:style-name="ce2" office:value-type="string">
            <text:p><text:s text:c="3"/></text:p>
          </table:table-cell>
          <table:table-cell table:number-columns-repeated="3"/>
          <table:table-cell office:value-type="string">
            <text:p>ie. compare RB vs JR-cell vs HM-cell-array</text:p>
          </table:table-cell>
          <table:table-cell table:number-columns-repeated="8"/>
        </table:table-row>
        <table:table-row table:style-name="ro1">
          <table:table-cell table:formula="of:=100000/1000000" office:value-type="float" office:value="0.1">
            <text:p>0.1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126">
            <text:p>126</text:p>
          </table:table-cell>
          <table:table-cell table:number-columns-repeated="6"/>
          <table:table-cell office:value-type="string">
            <text:p>and only for sparsity expts, compare JR-sublk and HM-sublk-array as well!</text:p>
          </table:table-cell>
          <table:table-cell table:number-columns-repeated="8"/>
        </table:table-row>
        <table:table-row table:style-name="ro2">
          <table:table-cell table:formula="of:=1000000/1000000" office:value-type="float" office:value="1">
            <text:p>1</text:p>
          </table:table-cell>
          <table:table-cell table:number-columns-repeated="9"/>
          <table:table-cell office:value-type="string">
            <text:p>TODO REWRITE SCRIPTS!</text:p>
          </table:table-cell>
          <table:table-cell table:number-columns-repeated="8"/>
        </table:table-row>
        <table:table-row table:style-name="ro2">
          <table:table-cell table:formula="of:=2500000/1000000" office:value-type="float" office:value="2.5">
            <text:p>2.5</text:p>
          </table:table-cell>
          <table:table-cell table:number-columns-repeated="18"/>
        </table:table-row>
        <table:table-row table:style-name="ro2">
          <table:table-cell office:value-type="float" office:value="5">
            <text:p>5</text:p>
          </table:table-cell>
          <table:table-cell table:number-columns-repeated="18"/>
        </table:table-row>
        <table:table-row table:style-name="ro2">
          <table:table-cell office:value-type="float" office:value="7.5">
            <text:p>7.5</text:p>
          </table:table-cell>
          <table:table-cell table:number-columns-repeated="18"/>
        </table:table-row>
        <table:table-row table:style-name="ro2">
          <table:table-cell office:value-type="float" office:value="10">
            <text:p>10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08/22/2011</text:date>, <text:time>11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un Kumar</meta:initial-creator>
    <meta:creation-date>2011-08-18T09:24:58.05</meta:creation-date>
    <dc:date>2011-08-22T11:57:56.86</dc:date>
    <dc:creator>Arun Kumar</dc:creator>
    <meta:editing-duration>P4DT2H32M18S</meta:editing-duration>
    <meta:editing-cycles>89</meta:editing-cycles>
    <meta:generator>OpenOffice.org/3.3$Win32 OpenOffice.org_project/330m20$Build-9567</meta:generator>
    <meta:document-statistic meta:table-count="3" meta:cell-count="1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514cm" svg:height="10.229cm" xlink:href=".." xlink:type="simple" chart:class="chart:scatter" chart:column-mapping="0 1 5 2 4 3" chart:style-name="ch1">
        <chart:title svg:x="2.089cm" svg:y="0.34cm" chart:style-name="ch2">
          <text:p>Runtime vs No. Rows (CV KFold row)</text:p>
        </chart:title>
        <chart:legend chart:legend-position="end" svg:x="9.541cm" svg:y="3.854cm" chart:style-name="ch3"/>
        <chart:plot-area chart:style-name="ch4" table:cell-range-address="Sheet1.A4:Sheet1.F11" chart:data-source-has-labels="row" svg:x="1.268cm" svg:y="1.731cm" svg:width="7.813cm" svg:height="7.286cm">
          <chartooo:coordinate-region svg:x="2.26cm" svg:y="1.943cm" svg:width="6.634cm" svg:height="6.401cm"/>
          <chart:axis chart:dimension="x" chart:name="primary-x" chart:style-name="ch5">
            <chart:title svg:x="3.225cm" svg:y="9.222cm" chart:style-name="ch6">
              <text:p>Number of rows (millions)</text:p>
            </chart:title>
          </chart:axis>
          <chart:axis chart:dimension="y" chart:name="primary-y" chart:style-name="ch7">
            <chart:title svg:x="0.451cm" svg:y="6.635cm" chart:style-name="ch8">
              <text:p>Runtime (in sec)</text:p>
            </chart:title>
            <chart:grid chart:style-name="ch9" chart:class="major"/>
          </chart:axis>
          <chart:series chart:style-name="ch10" chart:values-cell-range-address="Sheet1.B5:Sheet1.B11" chart:label-cell-address="Sheet1.B4:Sheet1.B4" chart:class="chart:scatter">
            <chart:domain table:cell-range-address="Sheet1.A5:Sheet1.A11"/>
            <chart:data-point chart:repeated="7"/>
          </chart:series>
          <chart:series chart:style-name="ch11" chart:values-cell-range-address="Sheet1.F5:Sheet1.F11" chart:label-cell-address="Sheet1.F4:Sheet1.F4" chart:class="chart:scatter">
            <chart:data-point chart:repeated="7"/>
          </chart:series>
          <chart:series chart:style-name="ch12" chart:values-cell-range-address="Sheet1.C5:Sheet1.C11" chart:label-cell-address="Sheet1.C4:Sheet1.C4" chart:class="chart:scatter">
            <chart:data-point chart:repeated="7"/>
          </chart:series>
          <chart:series chart:style-name="ch13" chart:values-cell-range-address="Sheet1.E5:Sheet1.E11" chart:label-cell-address="Sheet1.E4:Sheet1.E4" chart:class="chart:scatter">
            <chart:data-point chart:repeated="7"/>
          </chart:series>
          <chart:series chart:style-name="ch14" chart:values-cell-range-address="Sheet1.D5:Sheet1.D11" chart:label-cell-address="Sheet1.D4:Sheet1.D4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M</text:p>
                <draw:g>
                  <svg:desc>Sheet1.B4:Sheet1.B4</svg:desc>
                </draw:g>
              </table:table-cell>
              <table:table-cell office:value-type="string">
                <text:p>HM-cell</text:p>
                <draw:g>
                  <svg:desc>Sheet1.F4:Sheet1.F4</svg:desc>
                </draw:g>
              </table:table-cell>
              <table:table-cell office:value-type="string">
                <text:p>JR</text:p>
                <draw:g>
                  <svg:desc>Sheet1.C4:Sheet1.C4</svg:desc>
                </draw:g>
              </table:table-cell>
              <table:table-cell office:value-type="string">
                <text:p>JR-cell</text:p>
                <draw:g>
                  <svg:desc>Sheet1.E4:Sheet1.E4</svg:desc>
                </draw:g>
              </table:table-cell>
              <table:table-cell office:value-type="string">
                <text:p>RB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5:Sheet1.A11</svg:desc>
                </draw:g>
              </table:table-cell>
              <table:table-cell office:value-type="float" office:value="54">
                <text:p>54</text:p>
                <draw:g>
                  <svg:desc>Sheet1.B5:Sheet1.B11</svg:desc>
                </draw:g>
              </table:table-cell>
              <table:table-cell office:value-type="float" office:value="44">
                <text:p>44</text:p>
                <draw:g>
                  <svg:desc>Sheet1.F5:Sheet1.F11</svg:desc>
                </draw:g>
              </table:table-cell>
              <table:table-cell office:value-type="float" office:value="83">
                <text:p>83</text:p>
                <draw:g>
                  <svg:desc>Sheet1.C5:Sheet1.C11</svg:desc>
                </draw:g>
              </table:table-cell>
              <table:table-cell office:value-type="float" office:value="77">
                <text:p>77</text:p>
                <draw:g>
                  <svg:desc>Sheet1.E5:Sheet1.E11</svg:desc>
                </draw:g>
              </table:table-cell>
              <table:table-cell office:value-type="float" office:value="110">
                <text:p>110</text:p>
                <draw:g>
                  <svg:desc>Sheet1.D5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95">
                <text:p>9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94">
                <text:p>194</text:p>
              </table:table-cell>
              <table:table-cell office:value-type="float" office:value="224">
                <text:p>224</text:p>
              </table:table-cell>
              <table:table-cell office:value-type="float" office:value="442">
                <text:p>442</text:p>
              </table:table-cell>
              <table:table-cell office:value-type="float" office:value="123">
                <text:p>12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173">
                <text:p>17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217">
                <text:p>217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255">
                <text:p>255</text:p>
              </table:table-cell>
              <table:table-cell office:value-type="float" office:value="1567">
                <text:p>1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161cm" svg:height="8.502cm" xlink:href=".." xlink:type="simple" chart:class="chart:scatter" chart:style-name="ch1">
        <chart:title svg:x="1.517cm" svg:y="0.306cm" chart:style-name="ch2">
          <text:p>Runtimes vs No. Rows (EL Bagging)</text:p>
        </chart:title>
        <chart:legend chart:legend-position="end" svg:x="8.188cm" svg:y="3.229cm" chart:style-name="ch3"/>
        <chart:plot-area chart:style-name="ch4" table:cell-range-address="Sheet1.G4:Sheet1.I11 Sheet1.L4:Sheet1.L8 Sheet1.K4:Sheet1.K11" chart:data-source-has-labels="row" svg:x="1.241cm" svg:y="1.595cm" svg:width="6.541cm" svg:height="5.729cm">
          <chartooo:coordinate-region svg:x="2.048cm" svg:y="1.807cm" svg:width="5.547cm" svg:height="4.844cm"/>
          <chart:axis chart:dimension="x" chart:name="primary-x" chart:style-name="ch5">
            <chart:title svg:x="2.562cm" svg:y="7.495cm" chart:style-name="ch6">
              <text:p>Number of rows (millions)</text:p>
            </chart:title>
          </chart:axis>
          <chart:axis chart:dimension="y" chart:name="primary-y" chart:style-name="ch5">
            <chart:title svg:x="0.451cm" svg:y="5.72cm" chart:style-name="ch7">
              <text:p>Runtime (in sec)</text:p>
            </chart:title>
            <chart:grid chart:style-name="ch8" chart:class="major"/>
          </chart:axis>
          <chart:series chart:style-name="ch9" chart:values-cell-range-address="Sheet1.H5:Sheet1.H11" chart:label-cell-address="Sheet1.H4:Sheet1.H4" chart:class="chart:scatter">
            <chart:domain table:cell-range-address="Sheet1.G5:Sheet1.G11"/>
            <chart:data-point chart:repeated="7"/>
          </chart:series>
          <chart:series chart:style-name="ch10" chart:values-cell-range-address="Sheet1.L5:Sheet1.L8" chart:label-cell-address="Sheet1.L4:Sheet1.L4" chart:class="chart:scatter">
            <chart:data-point chart:repeated="7"/>
          </chart:series>
          <chart:series chart:style-name="ch11" chart:values-cell-range-address="Sheet1.K5:Sheet1.K11" chart:label-cell-address="Sheet1.K4:Sheet1.K4" chart:class="chart:scatter">
            <chart:data-point chart:repeated="7"/>
          </chart:series>
          <chart:series chart:style-name="ch12" chart:values-cell-range-address="Sheet1.I5:Sheet1.I11" chart:label-cell-address="Sheet1.I4:Sheet1.I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HM</text:p>
                <draw:g>
                  <svg:desc>Sheet1.H4:Sheet1.H4</svg:desc>
                </draw:g>
              </table:table-cell>
              <table:table-cell office:value-type="string">
                <text:p>HM-cell</text:p>
                <draw:g>
                  <svg:desc>Sheet1.L4:Sheet1.L4</svg:desc>
                </draw:g>
              </table:table-cell>
              <table:table-cell office:value-type="string">
                <text:p>JR-cell</text:p>
                <draw:g>
                  <svg:desc>Sheet1.K4:Sheet1.K4</svg:desc>
                </draw:g>
              </table:table-cell>
              <table:table-cell office:value-type="string">
                <text:p>JR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G5:Sheet1.G11</svg:desc>
                </draw:g>
              </table:table-cell>
              <table:table-cell office:value-type="float" office:value="56">
                <text:p>56</text:p>
                <draw:g>
                  <svg:desc>Sheet1.H5:Sheet1.H11</svg:desc>
                </draw:g>
              </table:table-cell>
              <table:table-cell office:value-type="float" office:value="46">
                <text:p>46</text:p>
                <draw:g>
                  <svg:desc>Sheet1.L5:Sheet1.L8</svg:desc>
                </draw:g>
              </table:table-cell>
              <table:table-cell office:value-type="float" office:value="78">
                <text:p>78</text:p>
                <draw:g>
                  <svg:desc>Sheet1.K5:Sheet1.K11</svg:desc>
                </draw:g>
              </table:table-cell>
              <table:table-cell office:value-type="float" office:value="85">
                <text:p>85</text:p>
                <draw:g>
                  <svg:desc>Sheet1.I5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28">
                <text:p>328</text:p>
              </table:table-cell>
              <table:table-cell office:value-type="float" office:value="222">
                <text:p>222</text:p>
              </table:table-cell>
              <table:table-cell office:value-type="float" office:value="103">
                <text:p>1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375cm" svg:height="10.196cm" xlink:href=".." xlink:type="simple" chart:class="chart:scatter" chart:style-name="ch1">
        <chart:title svg:x="2.045cm" svg:y="0.339cm" chart:style-name="ch2">
          <text:p>Runtime vs Sparsity (EL Rowholdout)</text:p>
        </chart:title>
        <chart:legend chart:legend-position="end" svg:x="9.402cm" svg:y="3.838cm" chart:style-name="ch3"/>
        <chart:plot-area chart:style-name="ch4" table:cell-range-address="Sheet1.M6:Sheet1.P8 Sheet1.B4:Sheet1.D4 Sheet1.Q5:Sheet1.R8" chart:data-source-has-labels="row" svg:x="1.265cm" svg:y="1.727cm" svg:width="7.683cm" svg:height="7.258cm">
          <chartooo:coordinate-region svg:x="2.072cm" svg:y="1.94cm" svg:width="6.545cm" svg:height="6.372cm"/>
          <chart:axis chart:dimension="x" chart:name="primary-x" chart:style-name="ch5">
            <chart:title svg:x="4.467cm" svg:y="9.189cm" chart:style-name="ch6">
              <text:p>Sparsity</text:p>
            </chart:title>
          </chart:axis>
          <chart:axis chart:dimension="y" chart:name="primary-y" chart:style-name="ch5">
            <chart:title svg:x="0.451cm" svg:y="6.617cm" chart:style-name="ch7">
              <text:p>Runtime (in sec)</text:p>
            </chart:title>
            <chart:grid chart:style-name="ch8" chart:class="major"/>
          </chart:axis>
          <chart:series chart:style-name="ch9" chart:values-cell-range-address="Sheet1.N6:Sheet1.N8" chart:label-cell-address="Sheet1.B4:Sheet1.B4" chart:class="chart:scatter">
            <chart:domain table:cell-range-address="Sheet1.M6:Sheet1.M8"/>
            <chart:data-point chart:repeated="3"/>
          </chart:series>
          <chart:series chart:style-name="ch10" chart:values-cell-range-address="Sheet1.Q6:Sheet1.Q8" chart:label-cell-address="Sheet1.Q5:Sheet1.Q5" chart:class="chart:scatter">
            <chart:data-point chart:repeated="3"/>
          </chart:series>
          <chart:series chart:style-name="ch11" chart:values-cell-range-address="Sheet1.O6:Sheet1.O8" chart:label-cell-address="Sheet1.C4:Sheet1.C4" chart:class="chart:scatter">
            <chart:data-point chart:repeated="3"/>
          </chart:series>
          <chart:series chart:style-name="ch12" chart:values-cell-range-address="Sheet1.R6:Sheet1.R8" chart:label-cell-address="Sheet1.R5:Sheet1.R5" chart:class="chart:scatter">
            <chart:data-point chart:repeated="3"/>
          </chart:series>
          <chart:series chart:style-name="ch13" chart:values-cell-range-address="Sheet1.P6:Sheet1.P8" chart:label-cell-address="Sheet1.D4:Sheet1.D4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HM</text:p>
                <draw:g>
                  <svg:desc>Sheet1.B4:Sheet1.B4</svg:desc>
                </draw:g>
              </table:table-cell>
              <table:table-cell office:value-type="string">
                <text:p>HM-cell</text:p>
                <draw:g>
                  <svg:desc>Sheet1.Q5:Sheet1.Q5</svg:desc>
                </draw:g>
              </table:table-cell>
              <table:table-cell office:value-type="string">
                <text:p>JR</text:p>
                <draw:g>
                  <svg:desc>Sheet1.C4:Sheet1.C4</svg:desc>
                </draw:g>
              </table:table-cell>
              <table:table-cell office:value-type="string">
                <text:p>JR-cell</text:p>
                <draw:g>
                  <svg:desc>Sheet1.R5:Sheet1.R5</svg:desc>
                </draw:g>
              </table:table-cell>
              <table:table-cell office:value-type="string">
                <text:p>RB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M6:Sheet1.M8</svg:desc>
                </draw:g>
              </table:table-cell>
              <table:table-cell office:value-type="float" office:value="50">
                <text:p>50</text:p>
                <draw:g>
                  <svg:desc>Sheet1.N6:Sheet1.N8</svg:desc>
                </draw:g>
              </table:table-cell>
              <table:table-cell office:value-type="float" office:value="55">
                <text:p>55</text:p>
                <draw:g>
                  <svg:desc>Sheet1.Q6:Sheet1.Q8</svg:desc>
                </draw:g>
              </table:table-cell>
              <table:table-cell office:value-type="float" office:value="82">
                <text:p>82</text:p>
                <draw:g>
                  <svg:desc>Sheet1.O6:Sheet1.O8</svg:desc>
                </draw:g>
              </table:table-cell>
              <table:table-cell office:value-type="float" office:value="77">
                <text:p>77</text:p>
                <draw:g>
                  <svg:desc>Sheet1.R6:Sheet1.R8</svg:desc>
                </draw:g>
              </table:table-cell>
              <table:table-cell office:value-type="float" office:value="120">
                <text:p>120</text:p>
                <draw:g>
                  <svg:desc>Sheet1.P6:Sheet1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40">
                <text:p>140</text:p>
              </table:table-cell>
              <table:table-cell office:value-type="float" office:value="225">
                <text:p>225</text:p>
              </table:table-cell>
              <table:table-cell office:value-type="float" office:value="421">
                <text:p>421</text:p>
              </table:table-cell>
              <table:table-cell office:value-type="float" office:value="155">
                <text:p>155</text:p>
              </table:table-cell>
              <table:table-cell office:value-type="float" office:value="482">
                <text:p>4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